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1">ChatGPT</text:p>
      <text:p text:style-name="Text_20_body">Конечно, вот полноценный список тем для понимания структуры и основ работы с WordPress:</text:p>
      <text:list xml:id="list7850083117558242784" text:style-name="L1">
        <text:list-item>
          <text:p text:style-name="P2"><text:span text:style-name="Strong_20_Emphasis">Установка и настройка WordPress:</text:span></text:p>
          <text:list>
            <text:list-item>
              <text:p text:style-name="P3">Загрузка и установка WordPress на веб-хостинг или локальный сервер.</text:p>
            </text:list-item>
            <text:list-item>
              <text:p text:style-name="P3">Создание базы данных MySQL и настройка файла конфигурации WordPress.</text:p>
            </text:list-item>
            <text:list-item>
              <text:p text:style-name="P3">Процесс установки через веб-интерфейс или командную строку.</text:p>
            </text:list-item>
          </text:list>
        </text:list-item>
        <text:list-item>
          <text:p text:style-name="P2"><text:span text:style-name="Strong_20_Emphasis">Административная панель (Dashboard):</text:span></text:p>
          <text:list>
            <text:list-item>
              <text:p text:style-name="P3">Основные элементы административной панели: меню, виджеты, инструменты.</text:p>
            </text:list-item>
            <text:list-item>
              <text:p text:style-name="P3">Настройки сайта: общие настройки, настройки чтения, настройки записей и медиафайлов.</text:p>
            </text:list-item>
            <text:list-item>
              <text:p text:style-name="P3">Управление пользователями: создание, удаление и редактирование пользователей и их ролей.</text:p>
            </text:list-item>
          </text:list>
        </text:list-item>
        <text:list-item>
          <text:p text:style-name="P2"><text:span text:style-name="Strong_20_Emphasis">Темы (Themes):</text:span></text:p>
          <text:list>
            <text:list-item>
              <text:p text:style-name="P3">Поиск, установка и активация тем.</text:p>
            </text:list-item>
            <text:list-item>
              <text:p text:style-name="P3">Изменение внешнего вида с помощью настроек темы и пользовательского CSS.</text:p>
            </text:list-item>
            <text:list-item>
              <text:p text:style-name="P3">Создание собственной темы с использованием HTML, CSS и PHP.</text:p>
            </text:list-item>
          </text:list>
        </text:list-item>
        <text:list-item>
          <text:p text:style-name="P2"><text:span text:style-name="Strong_20_Emphasis">Плагины (Plugins):</text:span></text:p>
          <text:list>
            <text:list-item>
              <text:p text:style-name="P3">Поиск, установка и активация плагинов.</text:p>
            </text:list-item>
            <text:list-item>
              <text:p text:style-name="P3">Настройка и использование различных плагинов для расширения функциональности вашего сайта.</text:p>
            </text:list-item>
            <text:list-item>
              <text:p text:style-name="P3">Создание собственных плагинов с помощью PHP.</text:p>
            </text:list-item>
          </text:list>
        </text:list-item>
        <text:list-item>
          <text:p text:style-name="P2"><text:span text:style-name="Strong_20_Emphasis">Создание контента:</text:span></text:p>
          <text:list>
            <text:list-item>
              <text:p text:style-name="P3">Создание и управление постами (Posts) и страницами (Pages).</text:p>
            </text:list-item>
            <text:list-item>
              <text:p text:style-name="P3">Использование категорий и меток для организации контента.</text:p>
            </text:list-item>
            <text:list-item>
              <text:p text:style-name="P3">Добавление медиафайлов: изображений, видео, аудио и документов.</text:p>
            </text:list-item>
          </text:list>
        </text:list-item>
        <text:list-item>
          <text:p text:style-name="P2"><text:span text:style-name="Strong_20_Emphasis">Оптимизация для поисковых систем (SEO):</text:span></text:p>
          <text:list>
            <text:list-item>
              <text:p text:style-name="P3">Использование SEO-плагинов для оптимизации заголовков, мета-описаний, URL и тегов.</text:p>
            </text:list-item>
            <text:list-item>
              <text:p text:style-name="P3">Создание качественного контента с учетом ключевых слов и внутренней перелинковки.</text:p>
            </text:list-item>
          </text:list>
        </text:list-item>
        <text:list-item>
          <text:p text:style-name="P2"><text:span text:style-name="Strong_20_Emphasis">Безопасность:</text:span></text:p>
          <text:list>
            <text:list-item>
              <text:p text:style-name="P3">Защита сайта от вредоносных атак и взломов.</text:p>
            </text:list-item>
            <text:list-item>
              <text:p text:style-name="P3">Использование надежных паролей, регулярное обновление WordPress, тем и плагинов.</text:p>
            </text:list-item>
            <text:list-item>
              <text:p text:style-name="P3">Установка плагинов для безопасности и мониторинга активности на сайте.</text:p>
            </text:list-item>
          </text:list>
        </text:list-item>
        <text:list-item>
          <text:p text:style-name="P2"><text:span text:style-name="Strong_20_Emphasis">Резервное копирование и восстановление:</text:span></text:p>
          <text:list>
            <text:list-item>
              <text:p text:style-name="P3">Создание регулярных резервных копий базы данных и файлов сайта.</text:p>
            </text:list-item>
            <text:list-item>
              <text:p text:style-name="P3">Восстановление сайта из резервной копии в случае сбоя или потери данных.</text:p>
            </text:list-item>
          </text:list>
        </text:list-item>
        <text:list-item>
          <text:p text:style-name="P2"><text:span text:style-name="Strong_20_Emphasis">Многоязычность и локализация:</text:span></text:p>
          <text:list>
            <text:list-item>
              <text:p text:style-name="P3">Установка и настройка плагинов для поддержки мультиязычности.</text:p>
            </text:list-item>
            <text:list-item>
              <text:p text:style-name="P3">Локализация тем и плагинов для поддержки различных языков.</text:p>
            </text:list-item>
          </text:list>
        </text:list-item>
        <text:list-item>
          <text:p text:style-name="P2"><text:span text:style-name="Strong_20_Emphasis">Аналитика и мониторинг:</text:span></text:p>
          <text:list>
            <text:list-item>
              <text:p text:style-name="P3"><text:soft-page-break/>Установка и настройка инструментов аналитики, таких как Google Analytics.</text:p>
            </text:list-item>
            <text:list-item>
              <text:p text:style-name="P2">Мониторинг посещаемости, поведения пользователей и других метрик для оптимизации сайта.</text:p>
            </text:list-item>
          </text:list>
        </text:list-item>
      </text:list>
      <text:p text:style-name="Text_20_body">Изучение этих тем позволит вам освоить основы работы с WordPress и создать функциональный и удобный веб-сайт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20:58:12.82</dc:date>
    <meta:document-statistic meta:table-count="0" meta:image-count="0" meta:object-count="0" meta:page-count="2" meta:paragraph-count="41" meta:word-count="326" meta:character-count="2317"/>
    <dc:creator>Dima Wide</dc:creator>
    <meta:user-defined meta:name="Info 1"/>
    <meta:user-defined meta:name="Info 2"/>
    <meta:user-defined meta:name="Info 3"/>
    <meta:user-defined meta:name="Info 4"/>
  </office:meta>
</office:document-meta>
</file>